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4F500000151DE4E216D52ED7B00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999cm" svg:height="3.982cm" svg:x="0.017cm" svg:y="0.425cm">
          <draw:image xlink:href="Pictures/10000201000004F500000151DE4E216D52ED7B00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21-02-08T11:47:14.086118740</dc:date>
    <meta:editing-duration>PT2M31S</meta:editing-duration>
    <meta:editing-cycles>3</meta:editing-cycles>
    <meta:generator>LibreOffice/6.1.2.1$MacOSX_X86_64 LibreOffice_project/65905a128db06ba48db947242809d14d3f9a93fe</meta:generator>
    <meta:document-statistic meta:object-count="1"/>
  </office:meta>
</office:document-meta>
</file>